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Tahoma1" fo:font-size="12pt" fo:font-style="normal" fo:text-shadow="none" style:text-underline-style="none" fo:font-weight="bold" style:font-name-asian="Tahoma1" style:font-size-asian="12pt" style:font-style-asian="normal" style:font-weight-asian="bold" style:font-name-complex="Tahoma1" style:font-size-complex="12pt" style:font-style-complex="normal" style:font-weight-complex="bold" style:text-emphasize="none" style:text-overline-style="none" style:text-overline-color="font-color"/>
    </style:style>
  </office:automatic-styles>
  <office:body>
    <office:spreadsheet>
      <table:tracked-changes>
        <table:insertion table:id="ct1" table:type="row" table:position="0" table:table="0">
          <office:change-info>
            <dc:creator>Bob Jacobsen</dc:creator>
            <dc:date>2011-07-30T16:05:32</dc:date>
          </office:change-info>
          <table:dependencies>
            <table:dependence table:id="ct2"/>
          </table:dependencies>
        </table:insertion>
        <table:cell-content-change table:id="ct2">
          <table:cell-address table:column="0" table:row="0" table:table="0"/>
          <office:change-info>
            <dc:creator>Bob Jacobsen</dc:creator>
            <dc:date>2011-07-30T16:05:34</dc:date>
          </office:change-info>
          <table:previous>
            <table:change-track-table-cell/>
          </table:previous>
        </table:cell-content-change>
        <table:insertion table:id="ct3" table:type="row" table:position="1" table:table="0">
          <office:change-info>
            <dc:creator>Bob Jacobsen</dc:creator>
            <dc:date>2011-07-30T16:05:39</dc:date>
          </office:change-info>
        </table:insertion>
      </table:tracked-changes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7" table:default-cell-style-name="Default"/>
        <table:table-row table:style-name="ro3">
          <table:table-cell table:style-name="ce1" office:value-type="string">
            <text:p><text:span text:style-name="T1">This spreadsheet is obsolete. Please see the one in </text:span><text:span text:style-name="T2"><text:s/>http://openlcb.org/trunk/specs instead</text:span></text:p>
          </table:table-cell>
          <table:table-cell table:number-columns-repeated="1023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2" office:value-type="string">
            <text:p>OpenLCB Stream Content Type definitions</text:p>
          </table:table-cell>
          <table:table-cell table:number-columns-repeated="1023"/>
        </table:table-row>
        <table:table-row table:style-name="ro4">
          <table:table-cell table:style-name="ce2"/>
          <table:table-cell table:number-columns-repeated="1023"/>
        </table:table-row>
        <table:table-row table:style-name="ro2">
          <table:table-cell table:style-name="ce3" office:value-type="string">
            <text:p>See specific docs; most streams are typed implicitly by their setup procedure, and therefore don't carry ID bytes</text:p>
          </table:table-cell>
          <table:table-cell table:style-name="ce5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ype ID</text:p>
          </table:table-cell>
          <table:table-cell table:style-name="ce4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otloader Data</text:p>
          </table:table-cell>
          <table:table-cell office:value-type="string">
            <text:p>OpenLCB 0x0001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office:value-type="string">
            <text:p>Bootloader Reply</text:p>
          </table:table-cell>
          <table:table-cell office:value-type="string">
            <text:p>OpenLCB 0x0002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" table:number-columns-repeated="5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0">07/30/2011</text:date>, <text:time>11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1-07-30T11:05:40</dc:date>
    <dc:creator>Bob Jacobsen</dc:creator>
    <meta:editing-duration>PT46M54S</meta:editing-duration>
    <meta:editing-cycles>24</meta:editing-cycles>
    <meta:generator>OpenOffice.org/3.3$Unix OpenOffice.org_project/330m20$Build-9567</meta:generator>
    <meta:printed-by>Bob Jacobsen</meta:printed-by>
    <meta:print-date>2010-07-11T14:12:49</meta:print-date>
    <meta:document-statistic meta:table-count="3" meta:cell-count="9" meta:object-count="0"/>
  </office:meta>
</office:document-meta>
</file>